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roid Sans Mono" svg:font-family="'Droid Sans Mono', monospace, monospace, 'Droid Sans Fallback'"/>
    <style:font-face style:name="Droid Sans Devanagari1" svg:font-family="'Droid Sans Devanagari'" style:font-family-generic="swiss"/>
    <style:font-face style:name="Cantarell" svg:font-family="Cantarel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text-properties style:font-name="Cantarell" fo:font-size="16pt" fo:language="de" fo:country="AT" officeooo:rsid="00055337" officeooo:paragraph-rsid="00055337" style:font-size-asian="16pt" style:font-size-complex="16pt"/>
    </style:style>
    <style:style style:name="P2" style:family="paragraph" style:parent-style-name="Standard">
      <style:text-properties style:font-name="Cantarell" fo:font-size="16pt" fo:language="de" fo:country="AT" officeooo:rsid="00055337" officeooo:paragraph-rsid="00094454" style:font-size-asian="16pt" style:font-size-complex="16pt"/>
    </style:style>
    <style:style style:name="P3" style:family="paragraph" style:parent-style-name="Standard">
      <style:text-properties style:font-name="Cantarell" fo:font-size="16pt" fo:language="de" fo:country="AT" officeooo:rsid="00055337" officeooo:paragraph-rsid="000a991e" style:font-size-asian="16pt" style:font-size-complex="16pt"/>
    </style:style>
    <style:style style:name="P4" style:family="paragraph" style:parent-style-name="Standard">
      <style:text-properties style:font-name="Cantarell" fo:font-size="16pt" fo:language="de" fo:country="AT" officeooo:rsid="00055337" officeooo:paragraph-rsid="000f0cdd" style:font-size-asian="16pt" style:font-size-complex="16pt"/>
    </style:style>
    <style:style style:name="P5" style:family="paragraph" style:parent-style-name="Standard">
      <style:text-properties style:font-name="Cantarell" fo:font-size="12pt" fo:language="de" fo:country="AT" officeooo:rsid="00055337" officeooo:paragraph-rsid="00055337" style:font-size-asian="10.5pt" style:font-size-complex="12pt"/>
    </style:style>
    <style:style style:name="P6" style:family="paragraph" style:parent-style-name="Standard">
      <style:text-properties style:font-name="Cantarell" fo:font-size="12pt" fo:language="de" fo:country="AT" officeooo:rsid="00055337" officeooo:paragraph-rsid="00094454" style:font-size-asian="10.5pt" style:font-size-complex="12pt"/>
    </style:style>
    <style:style style:name="P7" style:family="paragraph" style:parent-style-name="Standard">
      <style:text-properties style:font-name="Cantarell" fo:font-size="12pt" fo:language="de" fo:country="AT" officeooo:rsid="00055337" officeooo:paragraph-rsid="000a991e" style:font-size-asian="10.5pt" style:font-size-complex="12pt"/>
    </style:style>
    <style:style style:name="P8" style:family="paragraph" style:parent-style-name="Standard">
      <style:text-properties style:font-name="Cantarell" fo:font-size="12pt" fo:language="de" fo:country="AT" officeooo:rsid="00055337" officeooo:paragraph-rsid="000c63cb" style:font-size-asian="10.5pt" style:font-size-complex="12pt"/>
    </style:style>
    <style:style style:name="P9" style:family="paragraph" style:parent-style-name="Standard">
      <style:text-properties style:font-name="Cantarell" fo:font-size="12pt" fo:language="de" fo:country="AT" officeooo:rsid="00055337" officeooo:paragraph-rsid="000f0cdd" style:font-size-asian="10.5pt" style:font-size-complex="12pt"/>
    </style:style>
    <style:style style:name="P10" style:family="paragraph" style:parent-style-name="Standard">
      <style:text-properties style:font-name="Cantarell" fo:font-size="12pt" fo:language="de" fo:country="AT" officeooo:rsid="00073a43" officeooo:paragraph-rsid="00073a43" style:font-size-asian="10.5pt" style:font-size-complex="12pt"/>
    </style:style>
    <style:style style:name="P11" style:family="paragraph" style:parent-style-name="Standard">
      <style:text-properties style:font-name="Cantarell" fo:font-size="12pt" fo:language="de" fo:country="AT" officeooo:rsid="00073a43" officeooo:paragraph-rsid="00094454" style:font-size-asian="10.5pt" style:font-size-complex="12pt"/>
    </style:style>
    <style:style style:name="P12" style:family="paragraph" style:parent-style-name="Standard">
      <style:text-properties style:font-name="Cantarell" fo:font-size="12pt" fo:language="de" fo:country="AT" officeooo:rsid="00073a43" officeooo:paragraph-rsid="000a991e" style:font-size-asian="10.5pt" style:font-size-complex="12pt"/>
    </style:style>
    <style:style style:name="P13" style:family="paragraph" style:parent-style-name="Standard">
      <style:text-properties style:font-name="Cantarell" fo:font-size="12pt" fo:language="de" fo:country="AT" officeooo:rsid="00073a43" officeooo:paragraph-rsid="000ce16e" style:font-size-asian="10.5pt" style:font-size-complex="12pt"/>
    </style:style>
    <style:style style:name="P14" style:family="paragraph" style:parent-style-name="Standard">
      <style:text-properties style:font-name="Cantarell" fo:font-size="12pt" fo:language="de" fo:country="AT" fo:font-weight="bold" officeooo:rsid="00055337" officeooo:paragraph-rsid="00055337" style:font-size-asian="10.5pt" style:font-weight-asian="bold" style:font-size-complex="12pt" style:font-weight-complex="bold"/>
    </style:style>
    <style:style style:name="P15" style:family="paragraph" style:parent-style-name="Standard">
      <style:text-properties style:font-name="Cantarell" fo:font-size="12pt" fo:language="de" fo:country="AT" fo:font-weight="bold" officeooo:rsid="00055337" officeooo:paragraph-rsid="00094454" style:font-size-asian="10.5pt" style:font-weight-asian="bold" style:font-size-complex="12pt" style:font-weight-complex="bold"/>
    </style:style>
    <style:style style:name="P16" style:family="paragraph" style:parent-style-name="Standard">
      <style:text-properties style:font-name="Cantarell" fo:font-size="12pt" fo:language="de" fo:country="AT" fo:font-weight="bold" officeooo:rsid="00055337" officeooo:paragraph-rsid="000a991e" style:font-size-asian="10.5pt" style:font-weight-asian="bold" style:font-size-complex="12pt" style:font-weight-complex="bold"/>
    </style:style>
    <style:style style:name="P17" style:family="paragraph" style:parent-style-name="Standard">
      <style:text-properties style:font-name="Cantarell" fo:font-size="12pt" fo:language="de" fo:country="AT" fo:font-weight="bold" officeooo:rsid="00055337" officeooo:paragraph-rsid="000c63cb" style:font-size-asian="10.5pt" style:font-weight-asian="bold" style:font-size-complex="12pt" style:font-weight-complex="bold"/>
    </style:style>
    <style:style style:name="P18" style:family="paragraph" style:parent-style-name="Standard">
      <style:text-properties style:font-name="Cantarell" fo:font-size="12pt" fo:language="de" fo:country="AT" fo:font-weight="bold" officeooo:rsid="00055337" officeooo:paragraph-rsid="000f0cdd" style:font-size-asian="10.5pt" style:font-weight-asian="bold" style:font-size-complex="12pt" style:font-weight-complex="bold"/>
    </style:style>
    <style:style style:name="P19" style:family="paragraph" style:parent-style-name="Standard">
      <style:text-properties style:font-name="Cantarell" fo:font-size="12pt" fo:language="de" fo:country="AT" fo:font-weight="bold" officeooo:rsid="00073a43" officeooo:paragraph-rsid="00084b09" style:font-size-asian="10.5pt" style:font-weight-asian="bold" style:font-size-complex="12pt" style:font-weight-complex="bold"/>
    </style:style>
    <style:style style:name="P20" style:family="paragraph" style:parent-style-name="Standard">
      <style:text-properties style:font-name="Cantarell" fo:font-size="12pt" fo:language="de" fo:country="AT" fo:font-weight="bold" officeooo:rsid="00073a43" officeooo:paragraph-rsid="00094454" style:font-size-asian="10.5pt" style:font-weight-asian="bold" style:font-size-complex="12pt" style:font-weight-complex="bold"/>
    </style:style>
    <style:style style:name="P21" style:family="paragraph" style:parent-style-name="Standard">
      <style:text-properties style:font-name="Cantarell" fo:font-size="12pt" fo:language="de" fo:country="AT" fo:font-weight="bold" officeooo:rsid="00073a43" officeooo:paragraph-rsid="000a991e" style:font-size-asian="10.5pt" style:font-weight-asian="bold" style:font-size-complex="12pt" style:font-weight-complex="bold"/>
    </style:style>
    <style:style style:name="P22" style:family="paragraph" style:parent-style-name="Standard">
      <style:text-properties style:font-name="Cantarell" fo:font-size="12pt" fo:language="de" fo:country="AT" fo:font-weight="bold" officeooo:rsid="00073a43" officeooo:paragraph-rsid="000c63cb" style:font-size-asian="10.5pt" style:font-weight-asian="bold" style:font-size-complex="12pt" style:font-weight-complex="bold"/>
    </style:style>
    <style:style style:name="P23" style:family="paragraph" style:parent-style-name="Standard">
      <style:text-properties style:font-name="Cantarell" fo:language="de" fo:country="AT" officeooo:rsid="00055337" officeooo:paragraph-rsid="00055337"/>
    </style:style>
    <style:style style:name="P24" style:family="paragraph" style:parent-style-name="Standard">
      <style:text-properties style:font-name="Cantarell" fo:language="de" fo:country="AT" officeooo:rsid="00055337" officeooo:paragraph-rsid="00094454"/>
    </style:style>
    <style:style style:name="P25" style:family="paragraph" style:parent-style-name="Standard">
      <style:text-properties officeooo:paragraph-rsid="00094454"/>
    </style:style>
    <style:style style:name="P26" style:family="paragraph" style:parent-style-name="Standard">
      <style:text-properties officeooo:paragraph-rsid="000a991e"/>
    </style:style>
    <style:style style:name="P27" style:family="paragraph" style:parent-style-name="Standard">
      <style:text-properties officeooo:rsid="000a991e" officeooo:paragraph-rsid="000a991e"/>
    </style:style>
    <style:style style:name="P28" style:family="paragraph" style:parent-style-name="Standard">
      <style:text-properties officeooo:paragraph-rsid="000c63cb"/>
    </style:style>
    <style:style style:name="P29" style:family="paragraph" style:parent-style-name="Standard">
      <style:text-properties style:font-name="Cantarell" fo:font-size="12pt" fo:language="de" fo:country="AT" officeooo:rsid="000a991e" officeooo:paragraph-rsid="000a991e" style:font-size-asian="10.5pt" style:font-size-complex="12pt"/>
    </style:style>
    <style:style style:name="P30" style:family="paragraph" style:parent-style-name="Standard">
      <style:text-properties style:font-name="Cantarell" fo:font-size="12pt" fo:language="de" fo:country="AT" officeooo:rsid="00118c10" officeooo:paragraph-rsid="00118c10" style:font-size-asian="12pt" style:font-size-complex="12pt"/>
    </style:style>
    <style:style style:name="P31" style:family="paragraph" style:parent-style-name="Standard">
      <style:text-properties style:font-name="Cantarell" fo:font-size="12pt" fo:language="de" fo:country="AT" officeooo:rsid="00118c10" officeooo:paragraph-rsid="0012f218" style:font-size-asian="12pt" style:font-size-complex="12pt"/>
    </style:style>
    <style:style style:name="P32" style:family="paragraph" style:parent-style-name="Standard">
      <style:text-properties style:font-name="Cantarell" fo:font-size="12pt" fo:language="de" fo:country="AT" officeooo:rsid="0012f218" officeooo:paragraph-rsid="0012f218" style:font-size-asian="12pt" style:font-size-complex="12pt"/>
    </style:style>
    <style:style style:name="P33" style:family="paragraph" style:parent-style-name="Standard">
      <style:text-properties style:font-name="Cantarell" fo:font-size="12pt" officeooo:paragraph-rsid="0012f218"/>
    </style:style>
    <style:style style:name="P34" style:family="paragraph" style:parent-style-name="Standard">
      <style:text-properties style:font-name="Cantarell" fo:font-size="12pt" officeooo:rsid="0012f218" officeooo:paragraph-rsid="0012f218"/>
    </style:style>
    <style:style style:name="P35" style:family="paragraph" style:parent-style-name="Standard">
      <style:text-properties style:font-name="Cantarell" fo:language="de" fo:country="AT" officeooo:rsid="00055337" officeooo:paragraph-rsid="000a991e"/>
    </style:style>
    <style:style style:name="P36" style:family="paragraph" style:parent-style-name="Standard">
      <style:text-properties style:font-name="Cantarell" fo:language="de" fo:country="AT" officeooo:rsid="00055337" officeooo:paragraph-rsid="000f0cdd"/>
    </style:style>
    <style:style style:name="P37" style:family="paragraph" style:parent-style-name="Standard">
      <style:text-properties style:font-name="Cantarell" fo:language="de" fo:country="AT" officeooo:rsid="00055337" officeooo:paragraph-rsid="0012f218"/>
    </style:style>
    <style:style style:name="P38" style:family="paragraph" style:parent-style-name="Standard">
      <style:text-properties style:font-name="Cantarell" fo:language="de" fo:country="AT" officeooo:rsid="000de10c" officeooo:paragraph-rsid="000c63cb"/>
    </style:style>
    <style:style style:name="P39" style:family="paragraph" style:parent-style-name="Standard">
      <style:text-properties style:font-name="Cantarell" fo:font-size="16pt" fo:language="de" fo:country="AT" officeooo:rsid="00118c10" officeooo:paragraph-rsid="00118c10" style:font-size-asian="14pt" style:font-size-complex="16pt"/>
    </style:style>
    <style:style style:name="P40" style:family="paragraph" style:parent-style-name="Standard">
      <style:text-properties officeooo:paragraph-rsid="0012f218"/>
    </style:style>
    <style:style style:name="P41" style:family="paragraph" style:parent-style-name="Standard">
      <style:paragraph-properties fo:break-before="page"/>
      <style:text-properties style:font-name="Cantarell" fo:font-size="12pt" officeooo:rsid="0012f218" officeooo:paragraph-rsid="0012f218"/>
    </style:style>
    <style:style style:name="T1" style:family="text">
      <style:text-properties officeooo:rsid="00084b09"/>
    </style:style>
    <style:style style:name="T2" style:family="text">
      <style:text-properties officeooo:rsid="00094454"/>
    </style:style>
    <style:style style:name="T3" style:family="text">
      <style:text-properties style:font-name="Cantarell" fo:font-size="12pt" fo:language="de" fo:country="AT" style:font-size-asian="10.5pt" style:font-size-complex="12pt"/>
    </style:style>
    <style:style style:name="T4" style:family="text">
      <style:text-properties style:font-name="Cantarell" fo:font-size="12pt" fo:language="de" fo:country="AT" officeooo:rsid="00055337" style:font-size-asian="10.5pt" style:font-size-complex="12pt"/>
    </style:style>
    <style:style style:name="T5" style:family="text">
      <style:text-properties style:font-name="Cantarell" fo:font-size="12pt" fo:language="de" fo:country="AT" officeooo:rsid="00094454" style:font-size-asian="10.5pt" style:font-size-complex="12pt"/>
    </style:style>
    <style:style style:name="T6" style:family="text">
      <style:text-properties style:font-name="Cantarell" fo:font-size="12pt" fo:language="de" fo:country="AT" officeooo:rsid="000a6831" style:font-size-asian="10.5pt" style:font-size-complex="12pt"/>
    </style:style>
    <style:style style:name="T7" style:family="text">
      <style:text-properties style:font-name="Cantarell" fo:font-size="12pt" fo:language="de" fo:country="AT" officeooo:rsid="000a991e" style:font-size-asian="10.5pt" style:font-size-complex="12pt"/>
    </style:style>
    <style:style style:name="T8" style:family="text">
      <style:text-properties style:font-name="Cantarell" fo:font-size="12pt" fo:language="de" fo:country="AT" officeooo:rsid="000c63cb" style:font-size-asian="10.5pt" style:font-size-complex="12pt"/>
    </style:style>
    <style:style style:name="T9" style:family="text">
      <style:text-properties style:font-name="Cantarell" fo:font-size="12pt" fo:language="de" fo:country="AT" officeooo:rsid="000ce16e" style:font-size-asian="10.5pt" style:font-size-complex="12pt"/>
    </style:style>
    <style:style style:name="T10" style:family="text">
      <style:text-properties style:font-name="Cantarell" fo:font-size="12pt" fo:language="de" fo:country="AT" officeooo:rsid="0012f218" style:font-size-asian="12pt" style:font-size-complex="12pt"/>
    </style:style>
    <style:style style:name="T11" style:family="text">
      <style:text-properties style:font-name="Cantarell" fo:language="de" fo:country="AT" officeooo:rsid="00055337"/>
    </style:style>
    <style:style style:name="T12" style:family="text">
      <style:text-properties style:font-name="Cantarell" fo:language="de" fo:country="AT" officeooo:rsid="000a991e"/>
    </style:style>
    <style:style style:name="T13" style:family="text">
      <style:text-properties style:font-name="Cantarell" fo:language="de" fo:country="AT" officeooo:rsid="000a6831"/>
    </style:style>
    <style:style style:name="T14" style:family="text">
      <style:text-properties style:font-name="Cantarell" fo:language="de" fo:country="AT" officeooo:rsid="000de10c"/>
    </style:style>
    <style:style style:name="T15" style:family="text">
      <style:text-properties style:font-name="Cantarell" fo:font-size="16pt" fo:language="de" fo:country="AT" officeooo:rsid="00055337" style:font-size-asian="16pt" style:font-size-complex="16pt"/>
    </style:style>
    <style:style style:name="T16" style:family="text">
      <style:text-properties style:font-name="Cantarell" fo:font-size="16pt" fo:language="de" fo:country="AT" officeooo:rsid="000c63cb" style:font-size-asian="16pt" style:font-size-complex="16pt"/>
    </style:style>
    <style:style style:name="T17" style:family="text">
      <style:text-properties officeooo:rsid="000a6831"/>
    </style:style>
    <style:style style:name="T18" style:family="text">
      <style:text-properties officeooo:rsid="000a991e"/>
    </style:style>
    <style:style style:name="T19" style:family="text">
      <style:text-properties officeooo:rsid="000ce16e"/>
    </style:style>
    <style:style style:name="T20" style:family="text">
      <style:text-properties officeooo:rsid="000f0cdd"/>
    </style:style>
    <style:style style:name="T21" style:family="text">
      <style:text-properties officeooo:rsid="0012f218"/>
    </style:style>
    <style:style style:name="T22" style:family="text">
      <style:text-properties fo:color="#6a9955" style:font-name="Droid Sans Mono" fo:font-size="10.5pt" fo:language="de" fo:country="AT" fo:font-weight="normal" officeooo:rsid="0012f218" fo:background-color="#1e1e1e" loext:char-shading-value="0" style:font-size-asian="12pt" style:font-size-complex="12pt"/>
    </style:style>
    <style:style style:name="T23" style:family="text">
      <style:text-properties fo:language="de" fo:country="AT" style:font-size-asian="12pt" style:font-size-complex="12pt"/>
    </style:style>
    <style:style style:name="T24" style:family="text">
      <style:text-properties fo:language="de" fo:country="AT" officeooo:rsid="0012f218" style:font-size-asian="12pt" style:font-size-complex="12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p_addProduct</text:p>
      <text:p text:style-name="P5"/>
      <text:p text:style-name="P14">Input</text:p>
      <text:p text:style-name="P5">l_n_saisonid_in: <text:tab/>Die Saisonid des Produktes. </text:p>
      <text:p text:style-name="P5">l_n_bioid_in: <text:tab/><text:tab/>Die Bioid des Produktes.</text:p>
      <text:p text:style-name="P5">l_v_name_in:<text:tab/><text:tab/>Der Name des Produktes. </text:p>
      <text:p text:style-name="P5"/>
      <text:p text:style-name="P19">O<text:span text:style-name="T1">utput</text:span></text:p>
      <text:p text:style-name="P10">Ein neues Produkt wird angelegt. </text:p>
      <text:p text:style-name="P5"/>
      <text:p text:style-name="P14">Beschreibung</text:p>
      <text:p text:style-name="P23">Es werden alle, für ein Produkt relevanten Daten an die Prozedur übergeben. Diese überprüft intern, ob die „saisonid“ und die „bioid“ in der Datenbank erfasst sind. Wenn, dem nicht so ist, gibt sie eine Fehlermeldung aus und bricht die Prozedur ab. Bei korrekten Daten wird eine neue „produktid“ erstellt und alle Daten in die Tabelle „Produkt“ eingefügt. </text:p>
      <text:p text:style-name="P23"/>
      <text:p text:style-name="P23"/>
      <text:p text:style-name="P2">sp_add<text:span text:style-name="T2">Offer</text:span></text:p>
      <text:p text:style-name="P6"/>
      <text:p text:style-name="P15">Input</text:p>
      <text:p text:style-name="P25"><text:span text:style-name="T4">l_n_</text:span><text:span text:style-name="T5">useridVerkaeufer</text:span><text:span text:style-name="T4">_in: <text:tab/>D</text:span><text:span text:style-name="T5">ie </text:span><text:span text:style-name="T6">Userid des </text:span><text:span text:style-name="T5"><text:s/></text:span><text:span text:style-name="T6">Verkäufers</text:span><text:span text:style-name="T4">. </text:span></text:p>
      <text:p text:style-name="P6">l_n_<text:span text:style-name="T2">kategorieid</text:span>_in: <text:tab/><text:tab/>Die <text:span text:style-name="T17">Kategorieid</text:span> des <text:span text:style-name="T17">Angebots</text:span>.</text:p>
      <text:p text:style-name="P25"><text:span text:style-name="T4">l_v_</text:span><text:span text:style-name="T5">anzeigetext</text:span><text:span text:style-name="T4">_in:<text:tab/><text:tab/>D</text:span><text:span text:style-name="T6">er Anzeigetext für das Angebot</text:span><text:span text:style-name="T4">. </text:span><text:span text:style-name="T6">Eine kurze Beschreibung oder der <text:tab/><text:tab/><text:tab/><text:tab/>Titel.</text:span><text:span text:style-name="T4"> </text:span></text:p>
      <text:p text:style-name="P6"/>
      <text:p text:style-name="P20">O<text:span text:style-name="T1">utput</text:span></text:p>
      <text:p text:style-name="P11">Ein neues <text:span text:style-name="T17">Angebot</text:span> wird angelegt. </text:p>
      <text:p text:style-name="P6"/>
      <text:p text:style-name="P15">Beschreibung</text:p>
      <text:p text:style-name="P24">Es werden alle, für ein <text:span text:style-name="T17">Angebot</text:span> relevanten Daten an die Prozedur übergeben. Diese überprüft intern, ob die „<text:span text:style-name="T17">user</text:span>id<text:span text:style-name="T17">Verkaeufer</text:span>“ und die „<text:span text:style-name="T17">kategorie</text:span>“ in der Datenbank erfasst sind. Wenn, dem nicht so ist, gibt sie eine Fehlermeldung aus und bricht die Prozedur ab. Bei korrekten Daten wird eine neue „<text:span text:style-name="T17">angebo</text:span>tid“ erstellt und alle Daten in die Tabelle „<text:span text:style-name="T17">Angebot</text:span>“ eingefügt. </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3"><text:soft-page-break/>sp_add<text:span text:style-name="T18">Transaction</text:span></text:p>
      <text:p text:style-name="P7"/>
      <text:p text:style-name="P16">Input</text:p>
      <text:p text:style-name="P26"><text:span text:style-name="T4">l_n_</text:span><text:span text:style-name="T5">a</text:span><text:span text:style-name="T7">ngebotid</text:span><text:span text:style-name="T4">_in: <text:tab/><text:tab/><text:tab/></text:span><text:span text:style-name="T7">Die „angebotid“ auf die sich die Transaktion bezieht. </text:span><text:span text:style-name="T4"><text:tab/></text:span></text:p>
      <text:p text:style-name="P7">l_n_<text:span text:style-name="T18">useridKaeufer</text:span>_in: <text:tab/><text:tab/><text:span text:style-name="T18">Die „userid“ des Käufers.</text:span></text:p>
      <text:p text:style-name="P26"><text:span text:style-name="T4">l_v_</text:span><text:span text:style-name="T7">bewertungVerkaeuferT</text:span><text:span text:style-name="T4">_in:<text:tab/></text:span><text:span text:style-name="T7">Die Bewertung des Verkäufers in Textform. </text:span><text:span text:style-name="T4"><text:tab/></text:span></text:p>
      <text:p text:style-name="P27"><text:span text:style-name="T4">l_</text:span><text:span text:style-name="T3">n_bewertungVerkaeuferV_in:<text:tab/>Die Bewertung des Verkäufers in Form einer Zahl. </text:span></text:p>
      <text:p text:style-name="P29">l_v_bewertungKaeuferT_in:<text:tab/>Die Bewertung des Käufers in Textform.</text:p>
      <text:p text:style-name="P29">l_n_bewertungKaeuferV_in:<text:tab/>Die Bewertung des Käufers in Form einer Zahl. </text:p>
      <text:p text:style-name="P7"/>
      <text:p text:style-name="P21">O<text:span text:style-name="T1">utput</text:span></text:p>
      <text:p text:style-name="P12">Ein<text:span text:style-name="T18">e neue Transaktion</text:span> wird angelegt. </text:p>
      <text:p text:style-name="P7"/>
      <text:p text:style-name="P16">Beschreibung</text:p>
      <text:p text:style-name="P26"><text:span text:style-name="T11">Es werden alle, für ein</text:span><text:span text:style-name="T12">e Transaktion</text:span><text:span text:style-name="T11"> relevanten Daten an die Prozedur übergeben. Diese überprüft intern, ob die „</text:span><text:span text:style-name="T13">a</text:span><text:span text:style-name="T12">ngebotid</text:span><text:span text:style-name="T11">“ und die „</text:span><text:span text:style-name="T12">useridKaeufer</text:span><text:span text:style-name="T11">“ in der Datenbank erfasst sind. Wenn, dem nicht so ist, gibt sie eine Fehlermeldung aus und bricht die Prozedur ab. Bei korrekten Daten wird eine neue „</text:span><text:span text:style-name="T12">transaktion</text:span><text:span text:style-name="T11">id“ erstellt und alle Daten in die Tabelle „</text:span><text:span text:style-name="T13">Angebot</text:span><text:span text:style-name="T11">“ eingefügt. </text:span></text:p>
      <text:p text:style-name="P35"/>
      <text:p text:style-name="P35"/>
      <text:p text:style-name="P28"><text:span text:style-name="T15">sp_s</text:span><text:span text:style-name="T16">endMessage</text:span></text:p>
      <text:p text:style-name="P8"/>
      <text:p text:style-name="P17">Input</text:p>
      <text:p text:style-name="P28"><text:span text:style-name="T4">l_n_</text:span><text:span text:style-name="T5">u</text:span><text:span text:style-name="T8">seridSender</text:span><text:span text:style-name="T4">_in: <text:tab/><text:tab/></text:span><text:span text:style-name="T8">Die Userid </text:span><text:span text:style-name="T9">des</text:span><text:span text:style-name="T8"> Senders. </text:span><text:span text:style-name="T4"><text:tab/></text:span></text:p>
      <text:p text:style-name="P28"><text:span text:style-name="T4">l_n_</text:span><text:span text:style-name="T7">useridE</text:span><text:span text:style-name="T8">mpf</text:span><text:span text:style-name="T4">_in: <text:tab/><text:tab/></text:span><text:span text:style-name="T7"><text:tab/></text:span><text:span text:style-name="T9">Die Userid des Empfängers. </text:span></text:p>
      <text:p text:style-name="P28"><text:span text:style-name="T4">l_v_</text:span><text:span text:style-name="T9">Inhalt</text:span><text:span text:style-name="T4">_in:<text:tab/><text:tab/><text:tab/><text:tab/></text:span><text:span text:style-name="T9">Der Text der Nachricht. </text:span></text:p>
      <text:p text:style-name="P8"/>
      <text:p text:style-name="P22">O<text:span text:style-name="T1">utput</text:span></text:p>
      <text:p text:style-name="P13">E<text:span text:style-name="T19">ine neue Nachricht wird angelegt. </text:span></text:p>
      <text:p text:style-name="P8"/>
      <text:p text:style-name="P17">Beschreibung</text:p>
      <text:p text:style-name="P28"><text:span text:style-name="T11">Es werden alle, für ein</text:span><text:span text:style-name="T12">e </text:span><text:span text:style-name="T14">Nachricht</text:span><text:span text:style-name="T11"> relevanten Daten an die Prozedur übergeben. Diese überprüft intern, ob die „</text:span><text:span text:style-name="T14">useridSender</text:span><text:span text:style-name="T11">“ und die „</text:span><text:span text:style-name="T12">userid</text:span><text:span text:style-name="T14">Empf</text:span><text:span text:style-name="T11">“ in der Datenbank erfasst sind. Wenn, dem nicht so ist, gibt sie eine Fehlermeldung aus und bricht die Prozedur ab. Bei korrekten Daten wird eine neue „</text:span><text:span text:style-name="T14">nachrichten</text:span><text:span text:style-name="T11">id“ erstellt und alle Daten in die Tabelle „</text:span><text:span text:style-name="T13">Angebot</text:span><text:span text:style-name="T11">“ eingefügt. </text:span><text:span text:style-name="T14">Als Zeit wird der Zeitpunkt verwendet, wenn die Prozedur ausgeführt wird. <text:s/>Es ist explizit erwünscht, dass man Nachrichten an sich selbst senden kann. So kann ein User beispielsweise kleine Notizen in der Anwendung speichern. <text:s/></text:span></text:p>
      <text:p text:style-name="P38"/>
      <text:p text:style-name="P38"/>
      <text:p text:style-name="P38"/>
      <text:p text:style-name="P38"/>
      <text:p text:style-name="P38"/>
      <text:p text:style-name="P38"/>
      <text:p text:style-name="P38"/>
      <text:p text:style-name="P4"><text:soft-page-break/>B<text:span text:style-name="T20">io_Faktor_User_Durchschnitt </text:span></text:p>
      <text:p text:style-name="P9"/>
      <text:p text:style-name="P18">Beschreibung</text:p>
      <text:p text:style-name="P37">E<text:span text:style-name="T20">ine View welche den durchschnittlichen Bio-Faktor jedes Users ausgibt. Es wird der Durchschnitt aller von einem User angebotenen Produkte verwendet. Auf eine Gewichtung </text:span></text:p>
      <text:p text:style-name="P37"><text:span text:style-name="T20">nach Menge wird verzichtet. </text:span></text:p>
      <text:p text:style-name="P36"/>
      <text:p text:style-name="P36"/>
      <text:p text:style-name="P36"/>
      <text:p text:style-name="P36"/>
      <text:p text:style-name="P36"/>
      <text:p text:style-name="P36"/>
      <text:p text:style-name="P30"><text:span text:style-name="T21">Name:<text:tab/><text:tab/></text:span>sp_updateUserRolle</text:p>
      <text:p text:style-name="P32">Art: <text:tab/><text:tab/>Prozedure </text:p>
      <text:p text:style-name="P32">Zweck: <text:tab/>Ändert die Rolle eines Users. </text:p>
      <text:p text:style-name="P33"><text:span text:style-name="T24">Input: <text:tab/><text:tab/>l_n_userId – Die id des gewünschten Users. </text:span></text:p>
      <text:p text:style-name="P33"><text:span text:style-name="T24"><text:tab/><text:tab/>l_n_rolleId – Die neue Rolle des Users. </text:span></text:p>
      <text:p text:style-name="P34"><text:span text:style-name="T23">Output: <text:tab/>l_v_error_ou – Eventuelle Fehlermeldung. </text:span></text:p>
      <text:p text:style-name="P34"><text:span text:style-name="T23"/></text:p>
      <text:p text:style-name="P34"><text:span text:style-name="T23"/></text:p>
      <text:p text:style-name="P31"><text:span text:style-name="T21">Name:<text:tab/><text:tab/><text:tab/>tr_br_welcomeMessage</text:span></text:p>
      <text:p text:style-name="P32">Art: <text:tab/><text:tab/><text:tab/>Trigger</text:p>
      <text:p text:style-name="P32">Type: <text:tab/><text:tab/><text:tab/>Before Row Trigger </text:p>
      <text:p text:style-name="P32">Type Extension: <text:tab/>Insert </text:p>
      <text:p text:style-name="P40"><text:span text:style-name="T10">Zweck: <text:tab/><text:tab/>Schriebt einem neu angelegten User eine Willkommensnachricht . </text:span></text:p>
      <text:p text:style-name="P40"><text:span text:style-name="T10"/></text:p>
      <text:p text:style-name="P40"><text:span text:style-name="T10"/></text:p>
      <text:p text:style-name="P40"><text:span text:style-name="T10">Name:<text:tab/><text:tab/><text:tab/>tr_br_deleteUserCompletely</text:span></text:p>
      <text:p text:style-name="P32">Art: <text:tab/><text:tab/><text:tab/>Trigger</text:p>
      <text:p text:style-name="P32">Type: <text:tab/><text:tab/><text:tab/>Before Row Trigger </text:p>
      <text:p text:style-name="P32">Type Extension: <text:tab/>Delete</text:p>
      <text:p text:style-name="P40"><text:span text:style-name="T10">Zweck: <text:tab/><text:tab/>Löscht alles in Relation zu einem User, wenn dieser gelöscht wird. </text:span></text:p>
      <text:p text:style-name="P40"><text:span text:style-name="T10"/></text:p>
      <text:p text:style-name="P40"><text:span text:style-name="T10"/></text:p>
      <text:p text:style-name="P40"><text:span text:style-name="T10">Name:<text:tab/><text:tab/><text:tab/>tr_ar_logUserRole</text:span></text:p>
      <text:p text:style-name="P32">Art: <text:tab/><text:tab/><text:tab/>Trigger</text:p>
      <text:p text:style-name="P32">Type: <text:tab/><text:tab/><text:tab/>After Row Trigger </text:p>
      <text:p text:style-name="P32">Type Extension: <text:tab/>Insert, Update oder Delete </text:p>
      <text:p text:style-name="P40"><text:span text:style-name="T10">Zweck: <text:tab/><text:tab/>Loggt Änderungen der User Rolle. </text:span></text:p>
      <text:p text:style-name="P40"><text:span text:style-name="T10"/></text:p>
      <text:p text:style-name="P40"><text:span text:style-name="T10"/></text:p>
      <text:p text:style-name="P40"><text:span text:style-name="T10">Name:<text:tab/><text:tab/><text:tab/>tr_br_checkOfferAmmount</text:span></text:p>
      <text:p text:style-name="P32">Art: <text:tab/><text:tab/><text:tab/>Trigger</text:p>
      <text:p text:style-name="P32">Type: <text:tab/><text:tab/><text:tab/>Before Row Trigger </text:p>
      <text:p text:style-name="P32">Type Extension: <text:tab/>Insert </text:p>
      <text:p text:style-name="P40"><text:span text:style-name="T10">Zweck: <text:tab/><text:tab/>Überprüft ob die Mindestmenge von 5 Stück im Angebot erfüllt ist. </text:span></text:p>
      <text:p text:style-name="P41"><text:span text:style-name="T23"/></text:p>
      <text:p text:style-name="P40"><text:span text:style-name="T10">Name:<text:tab/><text:tab/><text:tab/>User_Rolle_Log</text:span></text:p>
      <text:p text:style-name="P32">Art: <text:tab/><text:tab/><text:tab/>Tabelle</text:p>
      <text:p text:style-name="P40"><text:span text:style-name="T10">Zweck: <text:tab/><text:tab/>Tabelle um Änderungen <text:s/>in der Rolle eines Users zu loggen. </text:span></text:p>
      <text:p text:style-name="P34"><text:span text:style-name="T23"/></text:p>
      <text:p text:style-name="P34"><text:span text:style-name="T23"/></text:p>
      <text:p text:style-name="P34"><text:span text:style-name="T22"/></text:p>
      <text:p text:style-name="P39"/>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roid Sans Mono" svg:font-family="'Droid Sans Mono', monospace, monospace, 'Droid Sans Fallback'"/>
    <style:font-face style:name="Droid Sans Devanagari1" svg:font-family="'Droid Sans Devanagari'" style:font-family-generic="swiss"/>
    <style:font-face style:name="Cantarell" svg:font-family="Cantarel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6-10T00:18:30.824488250</meta:creation-date>
    <meta:generator>LibreOffice/6.3.6.2$Linux_X86_64 LibreOffice_project/30$Build-2</meta:generator>
    <dc:date>2020-06-22T08:39:54.242824266</dc:date>
    <meta:editing-duration>PT1H35M33S</meta:editing-duration>
    <meta:editing-cycles>11</meta:editing-cycles>
    <meta:document-statistic meta:table-count="0" meta:image-count="0" meta:object-count="0" meta:page-count="4" meta:paragraph-count="72" meta:word-count="553" meta:character-count="4096" meta:non-whitespace-character-count="3481"/>
  </office:meta>
</office:document-meta>
</file>